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9.00pt" fo:font-weight="bold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9.00pt" fo:font-weight="bold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9.00pt" fo:font-weight="bold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9.00pt" fo:font-weight="bold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9.00pt" fo:font-weight="bold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2.70pt" fo:text-indent="-2.70pt">
        <style:tab-stops>
          <style:tab-stop style:position="479.55pt"/>
        </style:tab-stops>
      </style:paragraph-properties>
    </style:style>
    <style:style style:name="P2" style:family="paragraph">
      <style:paragraph-properties fo:line-height="100.00%" fo:text-align="center" fo:margin-top="5.65pt" fo:margin-bottom="5.65pt"/>
    </style:style>
    <style:style style:name="P3" style:family="paragraph">
      <style:paragraph-properties fo:line-height="100.00%" fo:text-align="left" fo:margin-left="2.70pt" fo:text-indent="-2.70pt">
        <style:tab-stops>
          <style:tab-stop style:position="479.55pt"/>
        </style:tab-stops>
      </style:paragraph-properties>
    </style:style>
    <style:style style:name="P4" style:family="paragraph">
      <style:paragraph-properties fo:line-height="100.00%" fo:text-align="left" fo:margin-left="2.70pt" fo:text-indent="-2.70pt">
        <style:tab-stops>
          <style:tab-stop style:position="479.55pt"/>
        </style:tab-stops>
      </style:paragraph-properties>
    </style:style>
    <style:style style:name="P5" style:family="paragraph">
      <style:paragraph-properties fo:line-height="100.00%" fo:text-align="center" fo:margin-top="5.65pt" fo:margin-bottom="5.65pt"/>
    </style:style>
    <style:style style:name="P6" style:family="paragraph">
      <style:paragraph-properties fo:line-height="100.00%" fo:text-align="left" fo:margin-left="2.70pt" fo:text-indent="-2.70pt">
        <style:tab-stops>
          <style:tab-stop style:position="479.55pt"/>
        </style:tab-stops>
      </style:paragraph-properties>
    </style:style>
    <style:style style:name="P7" style:family="paragraph">
      <style:paragraph-properties fo:line-height="100.00%" fo:text-align="left" fo:margin-left="2.70pt" fo:text-indent="-2.70pt">
        <style:tab-stops>
          <style:tab-stop style:position="238.30pt"/>
          <style:tab-stop style:position="3338.35pt"/>
        </style:tab-stops>
      </style:paragraph-properties>
    </style:style>
    <style:style style:name="P8" style:family="paragraph">
      <style:paragraph-properties fo:line-height="100.00%" fo:text-align="center" fo:margin-top="2.85pt" fo:margin-bottom="2.85pt"/>
    </style:style>
    <style:style style:name="P9" style:family="paragraph">
      <style:paragraph-properties fo:line-height="100.00%" fo:text-align="left" fo:margin-left="2.70pt" fo:text-indent="-2.70pt">
        <style:tab-stops>
          <style:tab-stop style:position="238.30pt"/>
          <style:tab-stop style:position="3338.35pt"/>
        </style:tab-stops>
      </style:paragraph-properties>
    </style:style>
    <style:style style:name="P10" style:family="paragraph">
      <style:paragraph-properties fo:line-height="100.00%" fo:text-align="center" fo:margin-top="2.85pt" fo:margin-bottom="2.85pt">
        <style:tab-stops>
          <style:tab-stop style:position="155.25pt" style:type="right"/>
        </style:tab-stops>
      </style:paragraph-properties>
    </style:style>
    <style:style style:name="P11" style:family="paragraph">
      <style:paragraph-properties fo:line-height="100.00%" fo:text-align="center" fo:margin-top="2.85pt" fo:margin-bottom="2.85pt"/>
    </style:style>
    <style:style style:name="P12" style:family="paragraph">
      <style:paragraph-properties fo:line-height="100.00%" fo:text-align="left" fo:margin-left="2.70pt" fo:text-indent="-2.70pt">
        <style:tab-stops>
          <style:tab-stop style:position="238.30pt"/>
          <style:tab-stop style:position="3338.35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bottom="10.00pt"/>
    </style:style>
    <style:style style:name="TableColumn0100" style:family="table-column">
      <style:table-column-properties style:column-width="3.347222in"/>
    </style:style>
    <style:style style:name="TableColumn0101" style:family="table-column">
      <style:table-column-properties style:column-width="3.350694in"/>
    </style:style>
    <style:style style:name="Table01" style:family="table">
      <style:table-properties style:width="6.69791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201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301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 table:number-columns-spanned="2">
            <text:p text:style-name="P2"><text:span text:style-name="T2">Politechnika<text:s/></text:span><text:span text:style-name="T3">Świętokrzyska w Kielcach</text:span></text:p>
            <text:p text:style-name="P2"><text:span text:style-name="T4">Wydzia</text:span><text:span text:style-name="T5">ł Elektrotechniki, Automatyki i Informatyki</text:span><text:span text:style-name="T6"/></text:p>
          </table:table-cell>
          <table:covered-table-cell/>
        </table:table-row>
        <table:table-row table:style-name="TableRow0101">
          <table:table-cell table:style-name="TableCell010100" table:number-columns-spanned="2">
            <text:p text:style-name="P5"><text:span text:style-name="T7">Laboratorium : Technologie loT rozproszone sieci sensor</text:span><text:span text:style-name="T8"/></text:p>
          </table:table-cell>
          <table:covered-table-cell/>
        </table:table-row>
        <table:table-row table:style-name="TableRow0102">
          <table:table-cell table:style-name="TableCell010200">
            <text:p text:style-name="P8"><text:span text:style-name="T9">Modu</text:span><text:span text:style-name="T10">ł 1</text:span><text:span text:style-name="T11"/></text:p>
          </table:table-cell>
          <table:table-cell table:style-name="TableCell010201">
            <text:p text:style-name="P8"><text:span text:style-name="T12">Autor:<text:s/></text:span><text:span text:style-name="T13">Wojciech Harabin</text:span></text:p>
            <text:p text:style-name="P8"><text:span text:style-name="T14">Grupa:<text:s/></text:span><text:span text:style-name="T15">3ID15B</text:span><text:span text:style-name="T16"/></text:p>
          </table:table-cell>
        </table:table-row>
        <table:table-row table:style-name="TableRow0103">
          <table:table-cell table:style-name="TableCell010300">
            <text:p text:style-name="P10"><text:span text:style-name="T17">Numer laboratorium:<text:s/></text:span><text:span text:style-name="T18">2</text:span><text:span text:style-name="T19"/></text:p>
          </table:table-cell>
          <table:table-cell table:style-name="TableCell010301">
            <text:p text:style-name="P11"><text:span text:style-name="T20">Data wykonania:<text:s/></text:span><text:span text:style-name="T21">01</text:span><text:span text:style-name="T22">.1</text:span><text:span text:style-name="T23">1</text:span><text:span text:style-name="T24">.2018</text:span><text:span text:style-name="T25"/></text:p>
          </table:table-cell>
        </table:table-row>
      </table:table>
      <text:p text:style-name="P13"><text:span text:style-name="T25"/></text:p>
      <text:p text:style-name="P13"><text:span text:style-name="T26"/></text:p>
      <text:p text:style-name="P13"><text:span text:style-name="T27"/></text:p>
      <text:p text:style-name="P13"><text:span text:style-name="T27"/></text:p>
      <text:p text:style-name="P13"><text:span text:style-name="T28">Na drugim laboratorium prowadz</text:span><text:span text:style-name="T29">ą</text:span><text:span text:style-name="T30">cy zada</text:span><text:span text:style-name="T31">ł nam zadania do wykonania. W trakcie wykonywania instrukcji nastąpił problem związany z wersją oprogramowania Packet Tracer. Przestarzała wersja systemu windows ( XP ) uniemożliwiła zainstalowanie wersji 7.2 programu Packet Tracer. Z tego powodu nie udało się wykonać zadań na laboratorium.</text:span><text:span text:style-name="T32"/></text:p>
      <text:p text:style-name="P13"><text:span text:style-name="T32"/></text:p>
      <text:p text:style-name="P14"><draw:frame text:anchor-type="as-char" svg:width="110.86mm" svg:height="128.59mm" style:rel-width="scale" style:rel-height="scale"><draw:object-ole xlink:href="OleObj1"/><draw:image xlink:href="ObjectReplacements/OleObj1"/></draw:frame><text:span text:style-name="T32"/></text:p>
      <text:p text:style-name="P14"><text:span text:style-name="T33">Obraz przedstawia aktualny system windows na komputerze wykorzystywanym na laboratorium.</text:span></text:p>
      <text:p text:style-name="P14"><text:span text:style-name="T33"/></text:p>
      <text:p text:style-name="P14"><text:span text:style-name="T33"/></text:p>
      <text:p text:style-name="P14"><draw:frame text:anchor-type="as-char" svg:width="146.58mm" svg:height="30.69mm" style:rel-width="scale" style:rel-height="scale"><draw:object-ole xlink:href="OleObj2"/><draw:image xlink:href="ObjectReplacements/OleObj2"/></draw:frame><text:span text:style-name="T34"/></text:p>
      <text:p text:style-name="P14"><text:span text:style-name="T35">Obraz przedstawia napotkany b</text:span><text:span text:style-name="T36">łąd podczas pr</text:span><text:span text:style-name="T37">óby zainstalowania wymaganego programu.</text:span></text:p>
      <text:p text:style-name="P14"><text:span text:style-name="T37"/></text:p>
      <text:p text:style-name="P14"><text:span text:style-name="T37">Nast</text:span><text:span text:style-name="T38">ępnie na zajęciach zapoznawaliśmy się z materiałami dostępnymi na platformie netacad. Na końcu przystąpiliśmy do rozwiązywania quizu mającego na celu sprawdzenie poziomu naszej wiedzy nabytej na zajęciach.</text:span><text:span text:style-name="T39"/></text:p>
      <text:p text:style-name="P14"><text:span text:style-name="T40"/></text:p>
      <text:p text:style-name="P14"><text:span text:style-name="T40"/></text:p>
      <text:p text:style-name="P14"><text:span text:style-name="T4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